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CHIER</text:p>
          </table:table-cell>
          <table:table-cell office:value-type="string" table:style-name="ce3">
            <text:p>::=</text:p>
          </table:table-cell>
          <table:table-cell office:value-type="string" table:style-name="ce4">
            <text:p>with Ada . Text_IO ; use Ada . Text_IO 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is PROCEDUR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begin PLUS_INSTR end BEGIN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DECL PLU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STR PLUS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NST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ident 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TYPE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DECL_PROCED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function ident DECL_FUNC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cord PLUS_CHAMPS end record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( := EXPR )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 PLUS_IDENT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, PLUS_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I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CHAMPS PLUS_CHAMP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CHAMP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PARAM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END_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MODE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 MOD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ew ident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r EXPR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lse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nd EXPR1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hen 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not EXPR2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</text:p>
          </table:table-cell>
          <table:table-cell office:value-type="string" table:style-name="ce3">
            <text:p>::=</text:p>
          </table:table-cell>
          <table:table-cell office:value-type="string" table:style-name="ce1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- EXPR7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. ident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t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aracte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EXPR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LUS_EXPR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, 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INSTR_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.ident := EXP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INSTR_RETU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or ident in INSTR_F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:= EXPR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ident ( PLUS_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verse EXPR..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NSTR END_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nd OPERATEUR_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or OPERATEUR_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hen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4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9T13:50:29Z</meta:creation-date>
    <dc:date>2023-11-29T14:51:42Z</dc:date>
    <meta:editing-cycles>6</meta:editing-cycles>
    <meta:editing-duration>PT1870S</meta:editing-duration>
  </office:meta>
</office:document-meta>
</file>